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
      <style:paragraph-properties style:text-autospace="none"/>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P4" style:family="paragraph" style:parent-style-name="Standard" style:list-style-name="">
      <style:paragraph-properties style:text-autospace="none"/>
    </style:style>
    <style:style style:name="T1" style:family="text">
      <style:text-properties fo:font-weight="normal" style:font-weight-asian="normal" style:font-weight-complex="normal"/>
    </style:style>
    <style:style style:name="T2" style:family="text">
      <style:text-properties fo:color="#000000" style:font-name="Times New Roman1" fo:font-size="11.5pt" style:font-name-asian="Times New Roman1" style:font-size-asian="11.5pt" style:font-name-complex="Times New Roman1" style:font-size-complex="11.5pt"/>
    </style:style>
    <style:style style:name="T3" style:family="text">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T4" style:family="text">
      <style:text-properties fo:font-variant="normal" fo:text-transform="none" fo:color="#000000" style:font-name="Verdana" fo:font-size="9pt" fo:letter-spacing="normal" fo:font-style="normal" fo:font-weight="normal"/>
    </style:style>
    <style:style style:name="T5" style:family="text">
      <style:text-properties fo:font-weight="bold"/>
    </style:style>
    <style:style style:name="T6"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subject__49835283_1"/><text:span text:style-name="T4">Week 1 Discussion 1 </text:span></text:p>
      <text:p text:style-name="Standard"><text:span text:style-name="T4"/></text:p>
      <text:p text:style-name="Standard"><text:span text:style-name="T4"/></text:p>
      <text:p text:style-name="Standard"><text:span text:style-name="T4">"</text:span><text:span text:style-name="Strong_20_Emphasis"><text:span text:style-name="T4">CP from the National Institute of Standards and Technology (NIST)</text:span></text:span><text:span text:style-name="T4">"  Please respond to the following:</text:span></text:p>
      <text:list xml:id="list1836350760529069688" text:style-name="L1">
        <text:list-item>
          <text:p text:style-name="P1">From the e-Activity, explain in your own words what you believe CP attempts to provide for an organization, and describe what you believe is the most important CP consideration for an organization. Provide a rationale for your answer. </text:p>
        </text:list-item>
      </text:list>
      <text:p text:style-name="Standard"/>
      <text:p text:style-name="Standard"/>
      <text:p text:style-name="Standard"><text:tab/><text:span text:style-name="T2">Contingency planning is the process for establishing plans, procedures, and technical measures to <text:tab/>recover information system services after a disruption. Interim measures to be considered include <text:tab/>relocation of information systems and operations to an alternate site, recovery of information system <text:tab/>functions using alternate equipment, or performance of information system functions using manual <text:tab/>methods. Contingency planning for a system is unique to that system; the planning process provides <text:tab/>preventive measures, recovery strategies, and technical considerations that are appropriate to the <text:tab/>organization’s requirements to protect the confidentiality, integrity, and availability of information at <text:tab/>the established FIPS 199 impact level. </text:span></text:p>
      <text:p text:style-name="Standard"/>
      <text:p text:style-name="Standard"><text:tab/>A <text:span text:style-name="Emphasis">contingency plan</text:span> is a <text:span text:style-name="Emphasis">plan</text:span> created for an outcome that is not in the normal or usual expected <text:tab/><text:span text:style-name="Emphasis">plan of normal business operations</text:span>. It is very often used for risk management when an <text:tab/>exceptional risk that would have catastrophic consequences on a business or government <text:tab/>agency. </text:p>
      <text:p text:style-name="Standard"/>
      <text:p text:style-name="Standard"><text:tab/>From the e-Activity the CP attempts the following</text:p>
      <text:p text:style-name="Standard"><text:tab/><text:span text:style-name="T2">Confidentiality – releasing information only to those authorized to have it; </text:span></text:p>
      <text:p text:style-name="P3"><text:tab/>• Integrity – ensuring that information is not changed or destroyed; and </text:p>
      <text:p text:style-name="P4"><text:span text:style-name="T3"><text:tab/>• Availability – being able to access information when it is needed.</text:span></text:p>
      <text:p text:style-name="Standard"/>
      <text:p text:style-name="Standard"/>
      <text:p text:style-name="Standard"/>
      <text:list xml:id="list29174571" text:continue-numbering="true" text:style-name="L1">
        <text:list-item>
          <text:p text:style-name="P1">Consider an organization in a specific industry (e.g., healthcare, financial, etc.), and discuss the potential shortcomings and repercussions if an organization in this sector neglected to participate in contingency planning efforts. Provide two real-world examples (successes and / or failures) to justify your answer. </text:p>
        </text:list-item>
      </text:list>
      <text:p text:style-name="Standard"/>
      <text:p text:style-name="Standard"/>
      <text:p text:style-name="Standard"><text:tab/>HealthCare – Financial Organizations that failed to implement a contingency plan. While <text:tab/>researching this subject, I found some very good examples of contingency plan implementation <text:tab/>failures. The first one is <text:span text:style-name="T1">BP. BP 'failed to plan' for Deepwater Horizon disaster</text:span></text:p>
      <text:p text:style-name="Standard"><text:tab/>BP failed to make proper contingency plans for an explosion at its Deepwater Horizon oil well <text:tab/>and then misled officials about the amount of oil spilled when the worst happened.</text:p>
      <text:p text:style-name="Standard"/>
      <text:p text:style-name="Standard"><text:tab/>Nov 16, 2009 A power failure to a datacentre on Saturday stopped all Halifax and Bank of <text:tab/>Scotland branches from being able to provide cash machine, over-the-counter and online <text:tab/>services for over six hours.</text:p>
      <text:p text:style-name="Text_20_body"><text:tab/>The incident, which occurred during heavy storms and lasted for several hours, frustrated <text:tab/>customers and left IT analysts questioning business continuity arrangements at the bank.</text:p>
      <text:p text:style-name="Text_20_body"><text:tab/>The stormy weather cut power at 8am to a vital datacentre of the bank, situated in Yorkshire. <text:tab/>Power was restored later in the morning using a back-up generator, but cash machines and other <text:soft-page-break/><text:tab/>services did not begin working until after 2.30pm, and online banking remained down until <text:tab/>6.30pm.</text:p>
      <text:p text:style-name="Standard"/>
      <text:p text:style-name="Standard"><text:span text:style-name="T1"/></text:p>
      <text:p text:style-name="Standard"/>
      <text:p text:style-name="Standard"/>
      <text:p text:style-name="Standard"><text:bookmark text:name="subject__49835284_1"/>Week 1 Discussion 2 </text:p>
      <text:p text:style-name="Standard"/>
      <text:p text:style-name="Standard"><text:span text:style-name="T4">"</text:span><text:span text:style-name="Strong_20_Emphasis"><text:span text:style-name="T4">BIA Processes and Practices</text:span></text:span><text:span text:style-name="T4">"  Please respond to the following:</text:span></text:p>
      <text:list xml:id="list1903328459369254211" text:style-name="L2">
        <text:list-item>
          <text:p text:style-name="P2">Explain in your own words the importance of business impact analysis activities when an organization is trying to determine the breadth of its contingency planning activities. Suggest the potential issues that could arise if a BIA is not performed. </text:p>
        </text:list-item>
      </text:list>
      <text:p text:style-name="Standard"/>
      <text:p text:style-name="Standard"/>
      <text:p text:style-name="Standard"><text:tab/>“The Business Impact Analysis takes up where the risk assessment process leaves off” page 23 <text:tab/>of text.</text:p>
      <text:p text:style-name="Standard"/>
      <text:p text:style-name="Standard"><text:tab/><text:span text:style-name="T5">Business impact analysis</text:span> (BIA) is a systematic process to determine and evaluate the potential <text:tab/>effects of an interruption to critical <text:span text:style-name="T5">business</text:span> operations as a result of a disaster, accident or <text:tab/>emergency </text:p>
      <text:p text:style-name="Standard"/>
      <text:p text:style-name="Standard"><text:tab/><text:a xlink:type="simple" xlink:href="http://searchstorage.techtarget.com/definition/business-impact-analysis" text:style-name="Internet_20_link" text:visited-style-name="Visited_20_Internet_20_Link">http://searchstorage.techtarget.com/definition/business-impact-analysis</text:a></text:p>
      <text:p text:style-name="Standard"/>
      <text:p text:style-name="Standard"><text:tab/>A BIA is an essential component of an organization's business continuance plan; it includes an <text:tab/>exploratory component to reveal any vulnerabilities and a planning component to develop <text:tab/>strategies for minimizing risk. The result is a business impact analysis report, which describes <text:tab/>the potential risks specific to the organization studied. One of the basic assumptions behind BIA <text:tab/>is that every component of the organization is reliant upon the continued functioning of every <text:tab/>other component, but that some are more crucial than others and require a greater allocation of <text:tab/>funds in the wake of a disaster. For example, a business may be able to continue more or less <text:tab/>normally if the cafeteria has to close, but would come to a complete halt if the information <text:tab/>system crashes. </text:p>
      <text:p text:style-name="Standard"/>
      <text:p text:style-name="Standard"/>
      <text:p text:style-name="Standard"/>
      <text:list xml:id="list29202808" text:continue-numbering="true" text:style-name="L2">
        <text:list-item>
          <text:p text:style-name="P2">Of the major objectives of the BIA process, determine which you believe to be the most important of these objectives and explain why.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Verdana" svg:font-family="Verdana, Arial, Helvetica, sans-serif"/>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Hudgins</meta:initial-creator>
    <meta:creation-date>2016-01-03T08:10:33.69</meta:creation-date>
    <meta:generator>OpenOffice/4.1.1$Win32 OpenOffice.org_project/411m6$Build-9775</meta:generator>
    <dc:date>2016-01-03T09:01:09.83</dc:date>
    <dc:creator>Michael Hudgins</dc:creator>
    <meta:editing-duration>PT50M29S</meta:editing-duration>
    <meta:editing-cycles>14</meta:editing-cycles>
    <meta:document-statistic meta:table-count="0" meta:image-count="0" meta:object-count="0" meta:page-count="2" meta:paragraph-count="23" meta:word-count="717" meta:character-count="4726"/>
  </office:meta>
</office:document-meta>
</file>